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9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24cm" svg:height="0.624cm" svg:x="1.48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3cm" svg:height="0.624cm" svg:x="5.993cm" svg:y="1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751cm" svg:y1="2.194cm" svg:x2="6.397cm" svg:y2="2.194cm">
          <text:p/>
        </draw:line>
        <draw:line draw:style-name="gr2" draw:text-style-name="P2" draw:layer="layout" svg:x1="1.751cm" svg:y1="2.222cm" svg:x2="6.08cm" svg:y2="5.127cm">
          <text:p/>
        </draw:line>
        <draw:line draw:style-name="gr2" draw:text-style-name="P2" draw:layer="layout" svg:x1="6.08cm" svg:y1="5.445cm" svg:x2="8.277cm" svg:y2="3.222cm">
          <text:p/>
        </draw:line>
        <draw:frame draw:style-name="gr3" draw:text-style-name="P3" draw:layer="layout" svg:width="0.891cm" svg:height="0.645cm" svg:x="3.995cm" svg:y="1.618cm">
          <draw:text-box>
            <text:p><text:span text:style-name="T1">1</text:span><text:span text:style-name="T1">0</text:span></text:p>
          </draw:text-box>
        </draw:frame>
        <draw:frame draw:style-name="gr4" draw:text-style-name="P3" draw:layer="layout" svg:width="0.697cm" svg:height="0.645cm" svg:x="5.662cm" svg:y="3.212cm">
          <draw:text-box>
            <text:p><text:span text:style-name="T1">8</text:span></text:p>
          </draw:text-box>
        </draw:frame>
        <draw:frame draw:style-name="gr4" draw:text-style-name="P3" draw:layer="layout" svg:width="0.697cm" svg:height="0.645cm" svg:x="3.857cm" svg:y="3.222cm">
          <draw:text-box>
            <text:p><text:span text:style-name="T1">9</text:span></text:p>
          </draw:text-box>
        </draw:frame>
        <draw:line draw:style-name="gr2" draw:text-style-name="P2" draw:layer="layout" svg:x1="6.351cm" svg:y1="2.223cm" svg:x2="8.302cm" svg:y2="3.222cm">
          <text:p/>
        </draw:line>
        <draw:custom-shape draw:style-name="gr1" draw:text-style-name="P1" draw:layer="layout" svg:width="0.623cm" svg:height="0.624cm" svg:x="7.997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97cm" svg:height="0.645cm" svg:x="7.104cm" svg:y="2.128cm">
          <draw:text-box>
            <text:p><text:span text:style-name="T1">5</text:span></text:p>
          </draw:text-box>
        </draw:frame>
        <draw:custom-shape draw:style-name="gr5" draw:text-style-name="P1" draw:layer="layout" svg:width="0.623cm" svg:height="0.623cm" svg:x="5.874cm" svg:y="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18cm" svg:y1="5.127cm" svg:x2="6.297cm" svg:y2="2.152cm">
          <text:p/>
        </draw:line>
        <draw:frame draw:style-name="gr4" draw:text-style-name="P3" draw:layer="layout" svg:width="0.697cm" svg:height="0.645cm" svg:x="7.163cm" svg:y="4.113cm">
          <draw:text-box>
            <text:p><text:span text:style-name="T1">7</text:span></text:p>
          </draw:text-box>
        </draw:frame>
        <draw:line draw:style-name="gr2" draw:text-style-name="P2" draw:layer="layout" svg:x1="4.492cm" svg:y1="6.715cm" svg:x2="6.08cm" svg:y2="5.445cm">
          <text:p/>
        </draw:line>
        <draw:custom-shape draw:style-name="gr5" draw:text-style-name="P1" draw:layer="layout" svg:width="0.623cm" svg:height="0.623cm" svg:x="4.057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92cm" svg:y1="6.715cm" svg:x2="2.27cm" svg:y2="5.127cm">
          <text:p/>
        </draw:line>
        <draw:custom-shape draw:style-name="gr5" draw:text-style-name="P1" draw:layer="layout" svg:width="0.623cm" svg:height="0.623cm" svg:x="1.957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8cm" svg:y1="5.127cm" svg:x2="2.27cm" svg:y2="5.127cm">
          <text:p/>
        </draw:line>
        <draw:line draw:style-name="gr2" draw:text-style-name="P2" draw:layer="layout" svg:x1="1.852cm" svg:y1="2.27cm" svg:x2="2.17cm" svg:y2="5.127cm">
          <text:p/>
        </draw:line>
        <draw:frame draw:style-name="gr4" draw:text-style-name="P3" draw:layer="layout" svg:width="0.697cm" svg:height="0.645cm" svg:x="1.458cm" svg:y="3.223cm">
          <draw:text-box>
            <text:p><text:span text:style-name="T1">3</text:span></text:p>
          </draw:text-box>
        </draw:frame>
        <draw:frame draw:style-name="gr4" draw:text-style-name="P3" draw:layer="layout" svg:width="0.697cm" svg:height="0.645cm" svg:x="2.659cm" svg:y="5.624cm">
          <draw:text-box>
            <text:p><text:span text:style-name="T1">3</text:span></text:p>
          </draw:text-box>
        </draw:frame>
        <draw:frame draw:style-name="gr6" draw:text-style-name="P3" draw:layer="layout" svg:width="0.735cm" svg:height="0.645cm" svg:x="3.975cm" svg:y="6.922cm">
          <draw:text-box>
            <text:p><text:span text:style-name="T1">V</text:span></text:p>
          </draw:text-box>
        </draw:frame>
        <draw:frame draw:style-name="gr4" draw:text-style-name="P3" draw:layer="layout" svg:width="0.697cm" svg:height="0.645cm" svg:x="5.26cm" svg:y="5.725cm">
          <draw:text-box>
            <text:p><text:span text:style-name="T1">4</text:span></text:p>
          </draw:text-box>
        </draw:frame>
        <draw:frame draw:style-name="gr4" draw:text-style-name="P3" draw:layer="layout" svg:width="0.697cm" svg:height="0.645cm" svg:x="3.564cm" svg:y="4.614cm">
          <draw:text-box>
            <text:p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5T12:31:29.492038746</meta:creation-date>
    <dc:date>2023-02-05T12:41:17.488734090</dc:date>
    <meta:editing-duration>PT8M58S</meta:editing-duration>
    <meta:editing-cycles>2</meta:editing-cycles>
    <meta:generator>LibreOffice/7.0.4.2$Linux_X86_64 LibreOffice_project/00$Build-2</meta:generator>
    <meta:document-statistic meta:object-count="25"/>
  </office:meta>
</office:document-meta>
</file>